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8.943cm" svg:y="1.319cm">
            <draw:object draw:notify-on-update-of-ranges="Sheet1.A1:Sheet1.A91 Sheet1.B1:Sheet1.B9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057cm" svg:y="10.853cm">
            <draw:object draw:notify-on-update-of-ranges="Sheet1.E1:Sheet1.E24 Sheet1.F1:Sheet1.F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98" calcext:value-type="float">
            <text:p>5798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998" calcext:value-type="float">
            <text:p>16099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95" calcext:value-type="float">
            <text:p>289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0893" calcext:value-type="float">
            <text:p>14089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825" calcext:value-type="float">
            <text:p>282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4794" calcext:value-type="float">
            <text:p>13479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65" calcext:value-type="float">
            <text:p>136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3417" calcext:value-type="float">
            <text:p>11341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6007" calcext:value-type="float">
            <text:p>11600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74" calcext:value-type="float">
            <text:p>87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4262" calcext:value-type="float">
            <text:p>10426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339" calcext:value-type="float">
            <text:p>233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0573" calcext:value-type="float">
            <text:p>8057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2" calcext:value-type="float">
            <text:p>144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0286" calcext:value-type="float">
            <text:p>6028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46" calcext:value-type="float">
            <text:p>194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6033" calcext:value-type="float">
            <text:p>2603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99" calcext:value-type="float">
            <text:p>189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788" calcext:value-type="float">
            <text:p>2478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44" calcext:value-type="float">
            <text:p>104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841" calcext:value-type="float">
            <text:p>2084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43" calcext:value-type="float">
            <text:p>174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037" calcext:value-type="float">
            <text:p>1103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57" calcext:value-type="float">
            <text:p>125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178" calcext:value-type="float">
            <text:p>117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54" calcext:value-type="float">
            <text:p>95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093" calcext:value-type="float">
            <text:p>109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20" calcext:value-type="float">
            <text:p>12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545" calcext:value-type="float">
            <text:p>154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79" calcext:value-type="float">
            <text:p>127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322" calcext:value-type="float">
            <text:p>13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89" calcext:value-type="float">
            <text:p>108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46" calcext:value-type="float">
            <text:p>54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7" calcext:value-type="float">
            <text:p>116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125" calcext:value-type="float">
            <text:p>112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83" calcext:value-type="float">
            <text:p>88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477" calcext:value-type="float">
            <text:p>47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71" calcext:value-type="float">
            <text:p>87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787" calcext:value-type="float">
            <text:p>78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64" calcext:value-type="float">
            <text:p>86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101" calcext:value-type="float">
            <text:p>110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85" calcext:value-type="float">
            <text:p>5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807" calcext:value-type="float">
            <text:p>80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40" calcext:value-type="float">
            <text:p>54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888" calcext:value-type="float">
            <text:p>188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84" calcext:value-type="float">
            <text:p>98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423" calcext:value-type="float">
            <text:p>142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347" calcext:value-type="float">
            <text:p>1347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539" calcext:value-type="float">
            <text:p>1539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5" calcext:value-type="float">
            <text:p>50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033" calcext:value-type="float">
            <text:p>103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125" calcext:value-type="float">
            <text:p>112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612" calcext:value-type="float">
            <text:p>612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480" calcext:value-type="float">
            <text:p>148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949" calcext:value-type="float">
            <text:p>949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83" calcext:value-type="float">
            <text:p>108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748" calcext:value-type="float">
            <text:p>748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493" calcext:value-type="float">
            <text:p>149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125" calcext:value-type="float">
            <text:p>112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76" calcext:value-type="float">
            <text:p>97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135" calcext:value-type="float">
            <text:p>113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10" calcext:value-type="float">
            <text:p>9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822" calcext:value-type="float">
            <text:p>82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73" calcext:value-type="float">
            <text:p>87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722" calcext:value-type="float">
            <text:p>172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683" calcext:value-type="float">
            <text:p>168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045" calcext:value-type="float">
            <text:p>104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81" calcext:value-type="float">
            <text:p>98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468" calcext:value-type="float">
            <text:p>46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73" calcext:value-type="float">
            <text:p>57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858" calcext:value-type="float">
            <text:p>85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44" calcext:value-type="float">
            <text:p>54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468" calcext:value-type="float">
            <text:p>46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702" calcext:value-type="float">
            <text:p>70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789" calcext:value-type="float">
            <text:p>78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46" calcext:value-type="float">
            <text:p>54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861" calcext:value-type="float">
            <text:p>86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663" calcext:value-type="float">
            <text:p>66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914" calcext:value-type="float">
            <text:p>91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044" calcext:value-type="float">
            <text:p>104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390" calcext:value-type="float">
            <text:p>39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07" calcext:value-type="float">
            <text:p>90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663" calcext:value-type="float">
            <text:p>66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41" calcext:value-type="float">
            <text:p>64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507" calcext:value-type="float">
            <text:p>50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505" calcext:value-type="float">
            <text:p>50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1444" calcext:value-type="float">
            <text:p>144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686" calcext:value-type="float">
            <text:p>68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1319" calcext:value-type="float">
            <text:p>131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43" calcext:value-type="float">
            <text:p>94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849" calcext:value-type="float">
            <text:p>84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787" calcext:value-type="float">
            <text:p>78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735" calcext:value-type="float">
            <text:p>73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919" calcext:value-type="float">
            <text:p>91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693" calcext:value-type="float">
            <text:p>69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675" calcext:value-type="float">
            <text:p>67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717" calcext:value-type="float">
            <text:p>7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168" calcext:value-type="float">
            <text:p>116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986" calcext:value-type="float">
            <text:p>98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939" calcext:value-type="float">
            <text:p>93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jo </meta:initial-creator>
    <meta:creation-date>2014-03-20T20:29:19.648551959</meta:creation-date>
    <meta:generator>LibreOffice/4.1.3.2$Linux_X86_64 LibreOffice_project/410m0$Build-2</meta:generator>
    <meta:document-statistic meta:table-count="1" meta:cell-count="3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3cm" svg:y="0.316cm" chart:style-name="ch2">
          <text:p>Diversite</text:p>
        </chart:title>
        <chart:legend chart:legend-position="end" svg:x="13.36cm" svg:y="4.201cm" style:legend-expansion="high" chart:style-name="ch3"/>
        <chart:plot-area chart:style-name="ch4" table:cell-range-address="Sheet1.A1:Sheet1.B91" chart:data-source-has-labels="row" svg:x="1.331cm" svg:y="1.661cm" svg:width="11.389cm" svg:height="6.178cm">
          <chartooo:coordinate-region svg:x="2.323cm" svg:y="1.86cm" svg:width="10.025cm" svg:height="5.332cm"/>
          <chart:axis chart:dimension="x" chart:name="primary-x" chart:style-name="ch5">
            <chart:title svg:x="6.386cm" svg:y="8.019cm" chart:style-name="ch6">
              <text:p>Iteration</text:p>
            </chart:title>
          </chart:axis>
          <chart:axis chart:dimension="y" chart:name="primary-y" chart:style-name="ch5">
            <chart:title svg:x="0.451cm" svg:y="5.826cm" chart:style-name="ch7">
              <text:p>Diversite, cout</text:p>
            </chart:title>
            <chart:grid chart:style-name="ch8" chart:class="major"/>
          </chart:axis>
          <chart:series chart:style-name="ch9" chart:values-cell-range-address="Sheet1.B1:Sheet1.B91" chart:label-cell-address="" chart:class="chart:scatter">
            <chart:domain table:cell-range-address="Sheet1.A1:Sheet1.A91"/>
            <chart:data-point chart:repeated="9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versi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1:Sheet1.A91</svg:desc>
                </draw:g>
              </table:table-cell>
              <table:table-cell office:value-type="float" office:value="5798">
                <text:p>5798</text:p>
                <draw:g>
                  <svg:desc>Sheet1.B1:Sheet1.B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895">
                <text:p>2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">
                <text:p>1050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">
                <text:p>110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">
                <text:p>115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">
                <text:p>1200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">
                <text:p>1250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">
                <text:p>1300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">
                <text:p>135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">
                <text:p>1400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">
                <text:p>145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0">
                <text:p>1550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">
                <text:p>160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0">
                <text:p>1650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">
                <text:p>170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">
                <text:p>1750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0">
                <text:p>180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0">
                <text:p>1850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0">
                <text:p>1900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">
                <text:p>1950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0">
                <text:p>2050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0">
                <text:p>2100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0">
                <text:p>215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0">
                <text:p>220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0">
                <text:p>2250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0">
                <text:p>2300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0">
                <text:p>235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0">
                <text:p>2400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0">
                <text:p>2450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0">
                <text:p>250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0">
                <text:p>2550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0">
                <text:p>260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0">
                <text:p>265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0">
                <text:p>2700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0">
                <text:p>2750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0">
                <text:p>2800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0">
                <text:p>2850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0">
                <text:p>290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0">
                <text:p>295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0">
                <text:p>30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0">
                <text:p>3050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0">
                <text:p>310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0">
                <text:p>315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0">
                <text:p>320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0">
                <text:p>325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0">
                <text:p>330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0">
                <text:p>3350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0">
                <text:p>3400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0">
                <text:p>3450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0">
                <text:p>3500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0">
                <text:p>355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0">
                <text:p>3600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0">
                <text:p>3650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0">
                <text:p>3700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0">
                <text:p>375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0">
                <text:p>380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0">
                <text:p>385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0">
                <text:p>39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0">
                <text:p>3950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">
                <text:p>4000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0">
                <text:p>4050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0">
                <text:p>410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0">
                <text:p>415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0">
                <text:p>4200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0">
                <text:p>4250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0">
                <text:p>4300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0">
                <text:p>4350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0">
                <text:p>440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0">
                <text:p>4450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0">
                <text:p>450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0">
                <text:p>4550</text:p>
              </table:table-cell>
              <table:table-cell office:value-type="float" office:value="939">
                <text:p>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3cm" svg:y="0.316cm" chart:style-name="ch2">
          <text:p>Diversite</text:p>
        </chart:title>
        <chart:legend chart:legend-position="end" svg:x="13.174cm" svg:y="4.201cm" style:legend-expansion="high" chart:style-name="ch3"/>
        <chart:plot-area chart:style-name="ch4" table:cell-range-address="Sheet1.E1:Sheet1.F24" svg:x="0.77cm" svg:y="1.661cm" svg:width="11.764cm" svg:height="6.739cm">
          <chartooo:coordinate-region svg:x="2.132cm" svg:y="1.86cm" svg:width="10.215cm" svg:height="5.89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F1:Sheet1.F24" chart:class="chart:scatter">
            <chart:domain table:cell-range-address="Sheet1.E1:Sheet1.E24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E1:Sheet1.E24</svg:desc>
                </draw:g>
              </table:table-cell>
              <table:table-cell office:value-type="float" office:value="160998">
                <text:p>160998</text:p>
                <draw:g>
                  <svg:desc>Sheet1.F1:Sheet1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0893">
                <text:p>140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34794">
                <text:p>134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13417">
                <text:p>113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6007">
                <text:p>116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04262">
                <text:p>104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80573">
                <text:p>805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60286">
                <text:p>60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6033">
                <text:p>26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4788">
                <text:p>247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20841">
                <text:p>208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11037">
                <text:p>110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